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C00000023C194C708EE7C703C.png" manifest:media-type="image/png"/>
  <manifest:file-entry manifest:full-path="Pictures/100000010000002400000024D45A4BCE4CD2FDB9.png" manifest:media-type="image/png"/>
  <manifest:file-entry manifest:full-path="Pictures/10000001000000160000001D8118EAF6DE66206F.png" manifest:media-type="image/png"/>
  <manifest:file-entry manifest:full-path="Pictures/100000010000002C0000002D84E80BA46163534E.png" manifest:media-type="image/png"/>
  <manifest:file-entry manifest:full-path="Pictures/100000010000002E0000002B2323352FB925E890.png" manifest:media-type="image/png"/>
  <manifest:file-entry manifest:full-path="Pictures/100000000000002E00000026FF606B256A7EBB47.png" manifest:media-type="image/png"/>
  <manifest:file-entry manifest:full-path="Pictures/100000000000002E000000261E578387B5F2CD13.png" manifest:media-type="image/png"/>
  <manifest:file-entry manifest:full-path="Pictures/10000001000000200000001F9E53C746FE502578.png" manifest:media-type="image/png"/>
  <manifest:file-entry manifest:full-path="Pictures/100000010000002C000000352DC1971C7F313E12.png" manifest:media-type="image/png"/>
  <manifest:file-entry manifest:full-path="Pictures/100000010000002000000022ABAE1170C65D117E.png" manifest:media-type="image/png"/>
  <manifest:file-entry manifest:full-path="Pictures/100000010000002C0000002DFD3E4057538F7EA7.png" manifest:media-type="image/png"/>
  <manifest:file-entry manifest:full-path="Pictures/100000000000002E000000269DD444A0A67206FF.png" manifest:media-type="image/png"/>
  <manifest:file-entry manifest:full-path="Pictures/100000000000002E000000265452A61F4C96361D.png" manifest:media-type="image/png"/>
  <manifest:file-entry manifest:full-path="Pictures/100000000000002E000000267202B1CF04499287.png" manifest:media-type="image/png"/>
  <manifest:file-entry manifest:full-path="Pictures/100000000000002E00000026D91705E86B88D05E.png" manifest:media-type="image/png"/>
  <manifest:file-entry manifest:full-path="Pictures/10000001000000280000002A9B4415101CBA5994.png" manifest:media-type="image/png"/>
  <manifest:file-entry manifest:full-path="Pictures/100000010000002A00000035162E90A94890ABC5.png" manifest:media-type="image/png"/>
  <manifest:file-entry manifest:full-path="Pictures/1000000100000027000000358040B8C278C9812D.png" manifest:media-type="image/png"/>
  <manifest:file-entry manifest:full-path="Pictures/100000000000002E000000260C38310FF5B8A76C.png" manifest:media-type="image/png"/>
  <manifest:file-entry manifest:full-path="Pictures/100000000000002E0000002600E5487E08224812.png" manifest:media-type="image/png"/>
  <manifest:file-entry manifest:full-path="Pictures/100000000000002E00000026D274E1043E45021C.png" manifest:media-type="image/png"/>
  <manifest:file-entry manifest:full-path="Pictures/100000000000002E00000026D9002203160642B2.png" manifest:media-type="image/png"/>
  <manifest:file-entry manifest:full-path="Pictures/100000000000002E00000026ECB663F4E5658C69.png" manifest:media-type="image/png"/>
  <manifest:file-entry manifest:full-path="Pictures/100000010000002100000024CE409905DFD88853.png" manifest:media-type="image/png"/>
  <manifest:file-entry manifest:full-path="Pictures/100000000000002E00000026DFF745D64F5EB24A.png" manifest:media-type="image/png"/>
  <manifest:file-entry manifest:full-path="Pictures/100000000000002E000000260760F5DEBD8FFB56.png" manifest:media-type="image/png"/>
  <manifest:file-entry manifest:full-path="Pictures/100000010000001F00000031BA7AAB2046591B8E.png" manifest:media-type="image/png"/>
  <manifest:file-entry manifest:full-path="Pictures/100000000000002E000000261A3D886FAC7806DC.png" manifest:media-type="image/png"/>
  <manifest:file-entry manifest:full-path="Pictures/10000001000000220000002F3A44332676A180FF.png" manifest:media-type="image/png"/>
  <manifest:file-entry manifest:full-path="Pictures/100000010000002E0000003436B8B58B66462B47.png" manifest:media-type="image/png"/>
  <manifest:file-entry manifest:full-path="Pictures/100000000000002E00000026F712E7D119B72E34.png" manifest:media-type="image/png"/>
  <manifest:file-entry manifest:full-path="Pictures/100000000000002E00000026E4B73D3923BC59C5.png" manifest:media-type="image/png"/>
  <manifest:file-entry manifest:full-path="Pictures/100000000000002E0000002681A9180C4936648E.png" manifest:media-type="image/png"/>
  <manifest:file-entry manifest:full-path="Pictures/100000000000002E0000002604CD9A3985EF0E47.png" manifest:media-type="image/png"/>
  <manifest:file-entry manifest:full-path="Pictures/100000000000002E0000002671BBA0D43EBFB248.png" manifest:media-type="image/png"/>
  <manifest:file-entry manifest:full-path="Pictures/100000000000002E000000261CA4124D5FCAF798.png" manifest:media-type="image/png"/>
  <manifest:file-entry manifest:full-path="Pictures/100000000000002E00000026A8D161082BEA3AEC.png" manifest:media-type="image/png"/>
  <manifest:file-entry manifest:full-path="Pictures/10000001000000270000003D09054E50A1652887.png" manifest:media-type="image/png"/>
  <manifest:file-entry manifest:full-path="Pictures/100000000000002E000000268416D99A54BC21A2.png" manifest:media-type="image/png"/>
  <manifest:file-entry manifest:full-path="Pictures/1000000100000032000000394224C05AFD08EC80.png" manifest:media-type="image/png"/>
  <manifest:file-entry manifest:full-path="Pictures/100000000000002E0000002669E7EF73ABF1353D.png" manifest:media-type="image/png"/>
  <manifest:file-entry manifest:full-path="Pictures/1000000100000025000000365372495E9A47C63B.png" manifest:media-type="image/png"/>
  <manifest:file-entry manifest:full-path="Pictures/1000000100000024000000370A42D99113A0D0B0.png" manifest:media-type="image/png"/>
  <manifest:file-entry manifest:full-path="Pictures/10000001000000220000003422EF8C4D97E092E5.png" manifest:media-type="image/png"/>
  <manifest:file-entry manifest:full-path="Pictures/10000001000000200000002FADBBF10DA88DDDB3.png" manifest:media-type="image/png"/>
  <manifest:file-entry manifest:full-path="Pictures/100000000000002E000000261B4EF88618B1FE56.png" manifest:media-type="image/png"/>
  <manifest:file-entry manifest:full-path="Pictures/100000010000002000000021D2EFB3A2AB957935.png" manifest:media-type="image/png"/>
  <manifest:file-entry manifest:full-path="Pictures/100000000000002E00000026263DB69605453766.png" manifest:media-type="image/png"/>
  <manifest:file-entry manifest:full-path="Pictures/10000001000000220000001F2902CF9434CC242D.png" manifest:media-type="image/png"/>
  <manifest:file-entry manifest:full-path="Pictures/100000010000002800000036315F81A5E08A0DA5.png" manifest:media-type="image/png"/>
  <manifest:file-entry manifest:full-path="Pictures/100000000000002E0000002680E0720EB9AD59D6.png" manifest:media-type="image/png"/>
  <manifest:file-entry manifest:full-path="Pictures/100000000000002E0000002601D89536443B72F1.png" manifest:media-type="image/png"/>
  <manifest:file-entry manifest:full-path="Pictures/100000000000002E00000026725F01D3214EFE2B.png" manifest:media-type="image/png"/>
  <manifest:file-entry manifest:full-path="Pictures/100000000000002E00000026FAEAE63A9B924557.png" manifest:media-type="image/png"/>
  <manifest:file-entry manifest:full-path="Pictures/100000010000002F00000037C7721385840661FB.png" manifest:media-type="image/png"/>
  <manifest:file-entry manifest:full-path="Pictures/10000001000000240000003189B156D0952BE90B.png" manifest:media-type="image/png"/>
  <manifest:file-entry manifest:full-path="Pictures/100000010000002B000000310B70CFAE2FA7353F.png" manifest:media-type="image/png"/>
  <manifest:file-entry manifest:full-path="Pictures/100000000000002E00000026D671C3B416C0BB35.png" manifest:media-type="image/png"/>
  <manifest:file-entry manifest:full-path="Pictures/100000010000002A0000002D503E73382AD44490.png" manifest:media-type="image/png"/>
  <manifest:file-entry manifest:full-path="Pictures/1000000100000025000000240613440931BA4A73.png" manifest:media-type="image/png"/>
  <manifest:file-entry manifest:full-path="Pictures/10000001000000200000001FFE8EA874547549CA.png" manifest:media-type="image/png"/>
  <manifest:file-entry manifest:full-path="Pictures/100000010000002D0000002B1F1A5AE119042AF3.png" manifest:media-type="image/png"/>
  <manifest:file-entry manifest:full-path="Pictures/100000010000002A000000398E129DE2DFFAB82C.png" manifest:media-type="image/png"/>
  <manifest:file-entry manifest:full-path="Pictures/100000010000002100000025EFFBA260A64001DF.png" manifest:media-type="image/png"/>
  <manifest:file-entry manifest:full-path="Pictures/10000001000000250000002DD4675364D5C0EEB8.png" manifest:media-type="image/png"/>
  <manifest:file-entry manifest:full-path="Pictures/1000000100000023000000358961B73EA3E71785.png" manifest:media-type="image/png"/>
  <manifest:file-entry manifest:full-path="Pictures/100000010000002700000025FEB428A234FF5A05.png" manifest:media-type="image/png"/>
  <manifest:file-entry manifest:full-path="Pictures/100000010000001A00000024C20B9FB14EF86DE7.png" manifest:media-type="image/png"/>
  <manifest:file-entry manifest:full-path="Pictures/100000010000002400000025867A3CABB7022C2C.png" manifest:media-type="image/png"/>
  <manifest:file-entry manifest:full-path="Pictures/1000000100000026000000247F4CAF70917853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versalis ADF Std" svg:font-family="'Universalis ADF Std'" style:font-pitch="variable"/>
  </office:font-face-decls>
  <office:automatic-styles>
    <style:style style:name="dp1" style:family="drawing-page">
      <style:drawing-page-properties draw:fill="solid" draw:fill-color="#421839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12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0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1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8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27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03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13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6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866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style:font-name="Universalis ADF Std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Universalis ADF Std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00" loext:opacity="100%" loext:color-lum-mod="100%" loext:color-lum-off="0%" style:font-name="Universalis ADF Std" fo:font-size="10pt" style:font-size-asian="10pt" style:font-size-complex="10pt"/>
    </style:style>
    <style:style style:name="T1" style:family="text">
      <style:text-properties fo:color="#ffff00" loext:opacity="100%" style:font-name="Universalis ADF St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98cm" svg:height="1.656cm" svg:x="2.756cm" svg:y="1.393cm">
          <draw:image xlink:href="Pictures/10000001000000220000002F3A44332676A180FF.png" xlink:type="simple" xlink:show="embed" xlink:actuate="onLoad" draw:mime-type="image/png">
            <text:p/>
          </draw:image>
        </draw:frame>
        <draw:frame draw:style-name="gr1" draw:text-style-name="P2" draw:layer="layout" svg:width="1.268cm" svg:height="1.939cm" svg:x="2.54cm" svg:y="3.226cm">
          <draw:image xlink:href="Pictures/1000000100000024000000370A42D99113A0D0B0.png" xlink:type="simple" xlink:show="embed" xlink:actuate="onLoad" draw:mime-type="image/png">
            <text:p/>
          </draw:image>
        </draw:frame>
        <draw:frame draw:style-name="gr1" draw:text-style-name="P2" draw:layer="layout" svg:width="1.409cm" svg:height="1.903cm" svg:x="2.54cm" svg:y="5.079cm">
          <draw:image xlink:href="Pictures/100000010000002800000036315F81A5E08A0DA5.png" xlink:type="simple" xlink:show="embed" xlink:actuate="onLoad" draw:mime-type="image/png">
            <text:p/>
          </draw:image>
        </draw:frame>
        <draw:frame draw:style-name="gr1" draw:text-style-name="P2" draw:layer="layout" svg:width="1.551cm" svg:height="1.868cm" svg:x="2.222cm" svg:y="6.667cm">
          <draw:image xlink:href="Pictures/100000010000002C000000352DC1971C7F313E12.png" xlink:type="simple" xlink:show="embed" xlink:actuate="onLoad" draw:mime-type="image/png">
            <text:p/>
          </draw:image>
        </draw:frame>
        <draw:frame draw:style-name="gr1" draw:text-style-name="P2" draw:layer="layout" svg:width="1.092cm" svg:height="1.727cm" svg:x="2.54cm" svg:y="8.255cm">
          <draw:image xlink:href="Pictures/100000010000001F00000031BA7AAB2046591B8E.png" xlink:type="simple" xlink:show="embed" xlink:actuate="onLoad" draw:mime-type="image/png">
            <text:p/>
          </draw:image>
        </draw:frame>
        <draw:frame draw:style-name="gr1" draw:text-style-name="P2" draw:layer="layout" svg:width="1.48cm" svg:height="2.009cm" svg:x="2.54cm" svg:y="11.747cm">
          <draw:image xlink:href="Pictures/100000010000002A000000398E129DE2DFFAB82C.png" xlink:type="simple" xlink:show="embed" xlink:actuate="onLoad" draw:mime-type="image/png">
            <text:p/>
          </draw:image>
        </draw:frame>
        <draw:frame draw:style-name="gr1" draw:text-style-name="P2" draw:layer="layout" svg:width="1.198cm" svg:height="1.833cm" svg:x="2.542cm" svg:y="13.652cm">
          <draw:image xlink:href="Pictures/10000001000000220000003422EF8C4D97E092E5.png" xlink:type="simple" xlink:show="embed" xlink:actuate="onLoad" draw:mime-type="image/png">
            <text:p/>
          </draw:image>
        </draw:frame>
        <draw:frame draw:style-name="gr1" draw:text-style-name="P2" draw:layer="layout" svg:width="1.374cm" svg:height="2.15cm" svg:x="2.54cm" svg:y="15.875cm">
          <draw:image xlink:href="Pictures/10000001000000270000003D09054E50A1652887.png" xlink:type="simple" xlink:show="embed" xlink:actuate="onLoad" draw:mime-type="image/png">
            <text:p/>
          </draw:image>
        </draw:frame>
        <draw:frame draw:style-name="gr1" draw:text-style-name="P2" draw:layer="layout" svg:width="1.762cm" svg:height="2.009cm" svg:x="2.54cm" svg:y="18.415cm">
          <draw:image xlink:href="Pictures/1000000100000032000000394224C05AFD08EC80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0.635cm" svg:x="0.635cm" svg:y="2.54cm">
          <draw:text-box>
            <text:p><text:span text:style-name="T1">Chinese</text:span></text:p>
          </draw:text-box>
        </draw:frame>
        <draw:frame draw:style-name="gr3" draw:text-style-name="P4" draw:layer="layout" svg:width="1.624cm" svg:height="0.602cm" svg:x="4.127cm" svg:y="0.985cm">
          <draw:text-box>
            <text:p><text:span text:style-name="T1">Peasant</text:span></text:p>
          </draw:text-box>
        </draw:frame>
        <draw:frame draw:style-name="gr4" draw:text-style-name="P3" draw:layer="layout" svg:width="1.587cm" svg:height="0.602cm" svg:x="0.635cm" svg:y="4.055cm">
          <draw:text-box>
            <text:p><text:span text:style-name="T1">Greek</text:span></text:p>
          </draw:text-box>
        </draw:frame>
        <draw:frame draw:style-name="gr5" draw:text-style-name="P3" draw:layer="layout" svg:width="1.905cm" svg:height="0.602cm" svg:x="0.317cm" svg:y="5.43cm">
          <draw:text-box>
            <text:p><text:span text:style-name="T1">Japanese</text:span></text:p>
          </draw:text-box>
        </draw:frame>
        <draw:frame draw:style-name="gr5" draw:text-style-name="P3" draw:layer="layout" svg:width="1.587cm" svg:height="0.602cm" svg:x="0.317cm" svg:y="7.302cm">
          <draw:text-box>
            <text:p><text:span text:style-name="T1">Mayan</text:span></text:p>
          </draw:text-box>
        </draw:frame>
        <draw:frame draw:style-name="gr6" draw:text-style-name="P3" draw:layer="layout" svg:width="1.679cm" svg:height="0.602cm" svg:x="0.635cm" svg:y="9.525cm">
          <draw:text-box>
            <text:p><text:span text:style-name="T1">Norman</text:span></text:p>
          </draw:text-box>
        </draw:frame>
        <draw:frame draw:style-name="gr7" draw:text-style-name="P3" draw:layer="layout" svg:width="1.395cm" svg:height="0.602cm" svg:x="0.645cm" svg:y="12.382cm">
          <draw:text-box>
            <text:p><text:span text:style-name="T1">Viking</text:span></text:p>
          </draw:text-box>
        </draw:frame>
        <draw:frame draw:style-name="gr8" draw:text-style-name="P3" draw:layer="layout" svg:width="1.772cm" svg:height="0.602cm" svg:x="0.45cm" svg:y="14.605cm">
          <draw:text-box>
            <text:p><text:span text:style-name="T1">Egyptian</text:span></text:p>
          </draw:text-box>
        </draw:frame>
        <draw:frame draw:style-name="gr2" draw:text-style-name="P3" draw:layer="layout" svg:width="1.587cm" svg:height="0.635cm" svg:x="0.635cm" svg:y="16.51cm">
          <draw:text-box>
            <text:p><text:span text:style-name="T1">Mughal</text:span></text:p>
          </draw:text-box>
        </draw:frame>
        <draw:frame draw:style-name="gr1" draw:text-style-name="P2" draw:layer="layout" svg:width="1.304cm" svg:height="1.903cm" svg:x="2.54cm" svg:y="10.409cm">
          <draw:image xlink:href="Pictures/1000000100000025000000365372495E9A47C63B.png" xlink:type="simple" xlink:show="embed" xlink:actuate="onLoad" draw:mime-type="image/png">
            <text:p/>
          </draw:image>
        </draw:frame>
        <draw:frame draw:style-name="gr9" draw:text-style-name="P3" draw:layer="layout" svg:width="1.539cm" svg:height="0.602cm" svg:x="0.67cm" svg:y="11.06cm">
          <draw:text-box>
            <text:p><text:span text:style-name="T1">Persian</text:span></text:p>
          </draw:text-box>
        </draw:frame>
        <draw:frame draw:style-name="gr10" draw:text-style-name="P3" draw:layer="layout" svg:width="1.12cm" svg:height="0.602cm" svg:x="0.785cm" svg:y="17.78cm">
          <draw:text-box>
            <text:p><text:span text:style-name="T1">Zulu</text:span></text:p>
          </draw:text-box>
        </draw:frame>
        <draw:frame draw:style-name="gr11" draw:text-style-name="P6" draw:layer="layout" svg:width="1.637cm" svg:height="0.602cm" svg:x="5.397cm" svg:y="0.952cm">
          <draw:text-box>
            <text:p text:style-name="P5"><text:span text:style-name="T1">General</text:span></text:p>
          </draw:text-box>
        </draw:frame>
        <draw:frame draw:style-name="gr12" draw:text-style-name="P6" draw:layer="layout" svg:width="1.141cm" svg:height="0.602cm" svg:x="7.114cm" svg:y="0.952cm">
          <draw:text-box>
            <text:p text:style-name="P5"><text:span text:style-name="T1">King</text:span></text:p>
          </draw:text-box>
        </draw:frame>
        <draw:frame draw:style-name="gr13" draw:text-style-name="P3" draw:layer="layout" svg:width="1.366cm" svg:height="0.602cm" svg:x="9.429cm" svg:y="0.952cm">
          <draw:text-box>
            <text:p><text:span text:style-name="T1">Home</text:span></text:p>
          </draw:text-box>
        </draw:frame>
        <draw:frame draw:style-name="gr1" draw:text-style-name="P2" draw:layer="layout" svg:width="1.621cm" svg:height="1.339cm" svg:x="7.302cm" svg:y="6.933cm">
          <draw:image xlink:href="Pictures/100000000000002E00000026E4B73D3923BC59C5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7.302cm" svg:y="5.663cm">
          <draw:image xlink:href="Pictures/100000000000002E000000261B4EF88618B1FE56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7.302cm" svg:y="3.123cm">
          <draw:image xlink:href="Pictures/100000000000002E000000265452A61F4C96361D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7.091cm" svg:y="9.472cm">
          <draw:image xlink:href="Pictures/100000000000002E0000002669E7EF73ABF1353D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7.067cm" svg:y="8.123cm">
          <draw:image xlink:href="Pictures/100000000000002E000000260760F5DEBD8FFB56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7.302cm" svg:y="1.853cm">
          <draw:image xlink:href="Pictures/100000000000002E00000026DFF745D64F5EB24A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7.302cm" svg:y="4.393cm">
          <draw:image xlink:href="Pictures/100000000000002E00000026D274E1043E45021C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7.04cm" svg:y="12.065cm">
          <draw:image xlink:href="Pictures/100000000000002E000000261CA4124D5FCAF798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7.04cm" svg:y="10.743cm">
          <draw:image xlink:href="Pictures/100000000000002E00000026FAEAE63A9B924557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5.452cm" svg:y="13.283cm">
          <draw:image xlink:href="Pictures/100000000000002E0000002600E5487E08224812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5.715cm" svg:y="9.525cm">
          <draw:image xlink:href="Pictures/100000000000002E000000267202B1CF04499287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5.715cm" svg:y="4.393cm">
          <draw:image xlink:href="Pictures/100000000000002E000000269DD444A0A67206FF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5.715cm" svg:y="6.933cm">
          <draw:image xlink:href="Pictures/100000000000002E0000002601D89536443B72F1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5.715cm" svg:y="5.663cm">
          <draw:image xlink:href="Pictures/100000000000002E0000002604CD9A3985EF0E47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5.715cm" svg:y="3.175cm">
          <draw:image xlink:href="Pictures/100000000000002E000000261E578387B5F2CD13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5.531cm" svg:y="8.202cm">
          <draw:image xlink:href="Pictures/100000000000002E000000260C38310FF5B8A76C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5.715cm" svg:y="1.853cm">
          <draw:image xlink:href="Pictures/100000000000002E00000026FF606B256A7EBB47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5.515cm" svg:y="10.795cm">
          <draw:image xlink:href="Pictures/100000000000002E00000026A8D161082BEA3AEC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5.452cm" svg:y="12.013cm">
          <draw:image xlink:href="Pictures/100000000000002E000000261A3D886FAC7806DC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6.985cm" svg:y="13.283cm">
          <draw:image xlink:href="Pictures/100000000000002E00000026D671C3B416C0BB35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4.127cm" svg:y="6.933cm">
          <draw:image xlink:href="Pictures/100000000000002E0000002681A9180C4936648E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4.127cm" svg:y="5.715cm">
          <draw:image xlink:href="Pictures/100000000000002E0000002671BBA0D43EBFB248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4.127cm" svg:y="3.175cm">
          <draw:image xlink:href="Pictures/100000000000002E000000268416D99A54BC21A2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4.182cm" svg:y="9.525cm">
          <draw:image xlink:href="Pictures/100000000000002E00000026F712E7D119B72E34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4.127cm" svg:y="8.255cm">
          <draw:image xlink:href="Pictures/100000000000002E00000026D9002203160642B2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4.127cm" svg:y="4.393cm">
          <draw:image xlink:href="Pictures/100000000000002E00000026263DB69605453766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4.127cm" svg:y="10.795cm">
          <draw:image xlink:href="Pictures/100000000000002E0000002680E0720EB9AD59D6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4.127cm" svg:y="12.065cm">
          <draw:image xlink:href="Pictures/100000000000002E00000026D91705E86B88D05E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4.127cm" svg:y="13.335cm">
          <draw:image xlink:href="Pictures/100000000000002E00000026ECB663F4E5658C69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339cm" svg:x="4.182cm" svg:y="1.853cm">
          <draw:image xlink:href="Pictures/100000000000002E00000026725F01D3214EFE2B.png" xlink:type="simple" xlink:show="embed" xlink:actuate="onLoad" draw:mime-type="image/png">
            <text:p/>
          </draw:image>
        </draw:frame>
        <draw:frame draw:style-name="gr1" draw:text-style-name="P2" draw:layer="layout" svg:width="1.127cm" svg:height="1.092cm" svg:x="8.917cm" svg:y="1.905cm">
          <draw:image xlink:href="Pictures/10000001000000200000001FFE8EA874547549CA.png" xlink:type="simple" xlink:show="embed" xlink:actuate="onLoad" draw:mime-type="image/png">
            <text:p/>
          </draw:image>
        </draw:frame>
        <draw:frame draw:style-name="gr1" draw:text-style-name="P2" draw:layer="layout" svg:width="1.621cm" svg:height="1.833cm" svg:x="10.161cm" svg:y="1.587cm">
          <draw:image xlink:href="Pictures/100000010000002E0000003436B8B58B66462B47.png" xlink:type="simple" xlink:show="embed" xlink:actuate="onLoad" draw:mime-type="image/png">
            <text:p/>
          </draw:image>
        </draw:frame>
        <draw:frame draw:style-name="gr1" draw:text-style-name="P2" draw:layer="layout" svg:width="1.515cm" svg:height="1.727cm" svg:x="11.51cm" svg:y="1.509cm">
          <draw:image xlink:href="Pictures/100000010000002B000000310B70CFAE2FA7353F.png" xlink:type="simple" xlink:show="embed" xlink:actuate="onLoad" draw:mime-type="image/png">
            <text:p/>
          </draw:image>
        </draw:frame>
        <draw:frame draw:style-name="gr1" draw:text-style-name="P2" draw:layer="controls" svg:width="1.409cm" svg:height="1.48cm" svg:x="11.747cm" svg:y="2.965cm">
          <draw:image xlink:href="Pictures/10000001000000280000002A9B4415101CBA5994.png" xlink:type="simple" xlink:show="embed" xlink:actuate="onLoad" draw:mime-type="image/png">
            <text:p/>
          </draw:image>
        </draw:frame>
        <draw:frame draw:style-name="gr1" draw:text-style-name="P2" draw:layer="controls" svg:width="1.127cm" svg:height="1.163cm" svg:x="8.89cm" svg:y="3.175cm">
          <draw:image xlink:href="Pictures/100000010000002000000021D2EFB3A2AB957935.png" xlink:type="simple" xlink:show="embed" xlink:actuate="onLoad" draw:mime-type="image/png">
            <text:p/>
          </draw:image>
        </draw:frame>
        <draw:frame draw:style-name="gr1" draw:text-style-name="P2" draw:layer="controls" svg:width="1.656cm" svg:height="1.939cm" svg:x="10.16cm" svg:y="2.823cm">
          <draw:image xlink:href="Pictures/100000010000002F00000037C7721385840661FB.png" xlink:type="simple" xlink:show="embed" xlink:actuate="onLoad" draw:mime-type="image/png">
            <text:p/>
          </draw:image>
        </draw:frame>
        <draw:frame draw:style-name="gr1" draw:text-style-name="P2" draw:layer="controls" svg:width="1.304cm" svg:height="1.268cm" svg:x="8.811cm" svg:y="4.393cm">
          <draw:image xlink:href="Pictures/1000000100000025000000240613440931BA4A73.png" xlink:type="simple" xlink:show="embed" xlink:actuate="onLoad" draw:mime-type="image/png">
            <text:p/>
          </draw:image>
        </draw:frame>
        <draw:frame draw:style-name="gr1" draw:text-style-name="P2" draw:layer="controls" svg:width="1.48cm" svg:height="1.586cm" svg:x="11.747cm" svg:y="4.446cm">
          <draw:image xlink:href="Pictures/100000010000002A0000002D503E73382AD44490.png" xlink:type="simple" xlink:show="embed" xlink:actuate="onLoad" draw:mime-type="image/png">
            <text:p/>
          </draw:image>
        </draw:frame>
        <draw:frame draw:style-name="gr1" draw:text-style-name="P2" draw:layer="controls" svg:width="1.586cm" svg:height="1.515cm" svg:x="10.161cm" svg:y="4.445cm">
          <draw:image xlink:href="Pictures/100000010000002D0000002B1F1A5AE119042AF3.png" xlink:type="simple" xlink:show="embed" xlink:actuate="onLoad" draw:mime-type="image/png">
            <text:p/>
          </draw:image>
        </draw:frame>
        <draw:frame draw:style-name="gr1" draw:text-style-name="P2" draw:layer="controls" svg:width="1.163cm" svg:height="1.268cm" svg:x="8.917cm" svg:y="5.715cm">
          <draw:image xlink:href="Pictures/100000010000002100000024CE409905DFD88853.png" xlink:type="simple" xlink:show="embed" xlink:actuate="onLoad" draw:mime-type="image/png">
            <text:p/>
          </draw:image>
        </draw:frame>
        <draw:frame draw:style-name="gr1" draw:text-style-name="P2" draw:layer="controls" svg:width="1.163cm" svg:height="1.304cm" svg:x="11.747cm" svg:y="5.998cm">
          <draw:image xlink:href="Pictures/100000010000002100000025EFFBA260A64001DF.png" xlink:type="simple" xlink:show="embed" xlink:actuate="onLoad" draw:mime-type="image/png">
            <text:p/>
          </draw:image>
        </draw:frame>
        <draw:frame draw:style-name="gr1" draw:text-style-name="P2" draw:layer="controls" svg:width="1.304cm" svg:height="1.586cm" svg:x="10.16cm" svg:y="5.716cm">
          <draw:image xlink:href="Pictures/10000001000000250000002DD4675364D5C0EEB8.png" xlink:type="simple" xlink:show="embed" xlink:actuate="onLoad" draw:mime-type="image/png">
            <text:p/>
          </draw:image>
        </draw:frame>
        <draw:frame draw:style-name="gr1" draw:text-style-name="P2" draw:layer="controls" svg:width="1.268cm" svg:height="1.304cm" svg:x="8.89cm" svg:y="6.985cm">
          <draw:image xlink:href="Pictures/100000010000002400000025867A3CABB7022C2C.png" xlink:type="simple" xlink:show="embed" xlink:actuate="onLoad" draw:mime-type="image/png">
            <text:p/>
          </draw:image>
        </draw:frame>
        <draw:frame draw:style-name="gr1" draw:text-style-name="P2" draw:layer="controls" svg:width="1.233cm" svg:height="1.868cm" svg:x="10.134cm" svg:y="6.985cm">
          <draw:image xlink:href="Pictures/1000000100000023000000358961B73EA3E71785.png" xlink:type="simple" xlink:show="embed" xlink:actuate="onLoad" draw:mime-type="image/png">
            <text:p/>
          </draw:image>
        </draw:frame>
        <draw:frame draw:style-name="gr1" draw:text-style-name="P2" draw:layer="controls" svg:width="1.374cm" svg:height="1.304cm" svg:x="11.43cm" svg:y="7.302cm">
          <draw:image xlink:href="Pictures/100000010000002700000025FEB428A234FF5A05.png" xlink:type="simple" xlink:show="embed" xlink:actuate="onLoad" draw:mime-type="image/png">
            <text:p/>
          </draw:image>
        </draw:frame>
        <draw:frame draw:style-name="gr1" draw:text-style-name="P2" draw:layer="controls" svg:width="0.916cm" svg:height="1.268cm" svg:x="8.89cm" svg:y="8.572cm">
          <draw:image xlink:href="Pictures/100000010000001A00000024C20B9FB14EF86DE7.png" xlink:type="simple" xlink:show="embed" xlink:actuate="onLoad" draw:mime-type="image/png">
            <text:p/>
          </draw:image>
        </draw:frame>
        <draw:frame draw:style-name="gr1" draw:text-style-name="P2" draw:layer="controls" svg:width="1.127cm" svg:height="1.656cm" svg:x="10.16cm" svg:y="8.547cm">
          <draw:image xlink:href="Pictures/10000001000000200000002FADBBF10DA88DDDB3.png" xlink:type="simple" xlink:show="embed" xlink:actuate="onLoad" draw:mime-type="image/png">
            <text:p/>
          </draw:image>
        </draw:frame>
        <draw:frame draw:style-name="gr1" draw:text-style-name="P2" draw:layer="controls" svg:width="1.339cm" svg:height="1.268cm" svg:x="11.325cm" svg:y="8.572cm">
          <draw:image xlink:href="Pictures/1000000100000026000000247F4CAF7091785369.png" xlink:type="simple" xlink:show="embed" xlink:actuate="onLoad" draw:mime-type="image/png">
            <text:p/>
          </draw:image>
        </draw:frame>
        <draw:frame draw:style-name="gr1" draw:text-style-name="P2" draw:layer="controls" svg:width="1.127cm" svg:height="1.198cm" svg:x="8.784cm" svg:y="9.842cm">
          <draw:image xlink:href="Pictures/100000010000002000000022ABAE1170C65D117E.png" xlink:type="simple" xlink:show="embed" xlink:actuate="onLoad" draw:mime-type="image/png">
            <text:p/>
          </draw:image>
        </draw:frame>
        <draw:frame draw:style-name="gr1" draw:text-style-name="P2" draw:layer="controls" svg:width="1.621cm" svg:height="1.515cm" svg:x="9.843cm" svg:y="9.842cm">
          <draw:image xlink:href="Pictures/100000010000002E0000002B2323352FB925E890.png" xlink:type="simple" xlink:show="embed" xlink:actuate="onLoad" draw:mime-type="image/png">
            <text:p/>
          </draw:image>
        </draw:frame>
        <draw:frame draw:style-name="gr1" draw:text-style-name="P2" draw:layer="controls" svg:width="1.551cm" svg:height="1.586cm" svg:x="11.166cm" svg:y="9.869cm">
          <draw:image xlink:href="Pictures/100000010000002C0000002DFD3E4057538F7EA7.png" xlink:type="simple" xlink:show="embed" xlink:actuate="onLoad" draw:mime-type="image/png">
            <text:p/>
          </draw:image>
        </draw:frame>
        <draw:frame draw:style-name="gr1" draw:text-style-name="P2" draw:layer="controls" svg:width="1.198cm" svg:height="1.092cm" svg:x="8.573cm" svg:y="13.335cm">
          <draw:image xlink:href="Pictures/10000001000000220000001F2902CF9434CC242D.png" xlink:type="simple" xlink:show="embed" xlink:actuate="onLoad" draw:mime-type="image/png">
            <text:p/>
          </draw:image>
        </draw:frame>
        <draw:frame draw:style-name="gr1" draw:text-style-name="P2" draw:layer="controls" svg:width="1.127cm" svg:height="1.092cm" svg:x="11.43cm" svg:y="13.335cm">
          <draw:image xlink:href="Pictures/10000001000000200000001F9E53C746FE502578.png" xlink:type="simple" xlink:show="embed" xlink:actuate="onLoad" draw:mime-type="image/png">
            <text:p/>
          </draw:image>
        </draw:frame>
        <draw:frame draw:style-name="gr1" draw:text-style-name="P2" draw:layer="controls" svg:width="1.551cm" svg:height="1.586cm" svg:x="9.842cm" svg:y="13.019cm">
          <draw:image xlink:href="Pictures/100000010000002C0000002D84E80BA46163534E.png" xlink:type="simple" xlink:show="embed" xlink:actuate="onLoad" draw:mime-type="image/png">
            <text:p/>
          </draw:image>
        </draw:frame>
        <draw:frame draw:style-name="gr1" draw:text-style-name="P2" draw:layer="controls" svg:width="0.775cm" svg:height="1.021cm" svg:x="8.891cm" svg:y="11.112cm">
          <draw:image xlink:href="Pictures/10000001000000160000001D8118EAF6DE66206F.png" xlink:type="simple" xlink:show="embed" xlink:actuate="onLoad" draw:mime-type="image/png">
            <text:p/>
          </draw:image>
        </draw:frame>
        <draw:frame draw:style-name="gr1" draw:text-style-name="P2" draw:layer="controls" svg:width="1.268cm" svg:height="1.268cm" svg:x="11.43cm" svg:y="11.43cm">
          <draw:image xlink:href="Pictures/100000010000002400000024D45A4BCE4CD2FDB9.png" xlink:type="simple" xlink:show="embed" xlink:actuate="onLoad" draw:mime-type="image/png">
            <text:p/>
          </draw:image>
        </draw:frame>
        <draw:frame draw:style-name="gr1" draw:text-style-name="P2" draw:layer="controls" svg:width="1.374cm" svg:height="1.868cm" svg:x="9.842cm" svg:y="10.795cm">
          <draw:image xlink:href="Pictures/1000000100000027000000358040B8C278C9812D.png" xlink:type="simple" xlink:show="embed" xlink:actuate="onLoad" draw:mime-type="image/png">
            <text:p/>
          </draw:image>
        </draw:frame>
        <draw:frame draw:style-name="gr1" draw:text-style-name="P2" draw:layer="controls" svg:width="0.986cm" svg:height="1.233cm" svg:x="8.732cm" svg:y="12.065cm">
          <draw:image xlink:href="Pictures/100000010000001C00000023C194C708EE7C703C.png" xlink:type="simple" xlink:show="embed" xlink:actuate="onLoad" draw:mime-type="image/png">
            <text:p/>
          </draw:image>
        </draw:frame>
        <draw:frame draw:style-name="gr1" draw:text-style-name="P2" draw:layer="controls" svg:width="1.268cm" svg:height="1.727cm" svg:x="9.842cm" svg:y="11.747cm">
          <draw:image xlink:href="Pictures/10000001000000240000003189B156D0952BE90B.png" xlink:type="simple" xlink:show="embed" xlink:actuate="onLoad" draw:mime-type="image/png">
            <text:p/>
          </draw:image>
        </draw:frame>
        <draw:frame draw:style-name="gr1" draw:text-style-name="P2" draw:layer="controls" svg:width="1.48cm" svg:height="1.771cm" svg:x="11.112cm" svg:y="11.881cm">
          <draw:image xlink:href="Pictures/100000010000002A00000035162E90A94890ABC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versalis ADF Std" svg:font-family="'Universalis ADF St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95cm" fo:page-height="21.6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10:31:09.928133923</meta:creation-date>
    <dc:date>2023-02-03T17:35:45.879510569</dc:date>
    <meta:editing-duration>PT8H9M10S</meta:editing-duration>
    <meta:editing-cycles>30</meta:editing-cycles>
    <meta:generator>LibreOffice/7.4.4.2$Linux_X86_64 LibreOffice_project/40$Build-2</meta:generator>
    <meta:document-statistic meta:object-count="84"/>
  </office:meta>
</office:document-meta>
</file>